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53b96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65b2e2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6de52b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Calibri" fo:font-size="14pt" style:text-underline-style="none" fo:font-weight="normal" officeooo:rsid="001e7908" officeooo:paragraph-rsid="0068f4ad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alibri" fo:font-size="18pt" style:text-underline-style="none" fo:font-weight="normal" officeooo:rsid="001e7908" officeooo:paragraph-rsid="005b069d" style:font-size-asian="18pt" style:font-weight-asian="normal" style:font-size-complex="18pt" style:font-weight-complex="normal"/>
    </style:style>
    <style:style style:name="P6" style:family="paragraph" style:parent-style-name="Standard">
      <style:text-properties style:font-name="Calibri" fo:font-size="18pt" style:text-underline-style="none" fo:font-weight="normal" officeooo:rsid="006a07b4" officeooo:paragraph-rsid="006a07b4" style:font-size-asian="18pt" style:font-weight-asian="normal" style:font-size-complex="18pt" style:font-weight-complex="normal"/>
    </style:style>
    <style:style style:name="P7" style:family="paragraph" style:parent-style-name="Standard">
      <style:text-properties style:font-name="Calibri" fo:font-size="18pt" style:text-underline-style="none" fo:font-weight="normal" officeooo:rsid="006a07b4" officeooo:paragraph-rsid="006de52b" style:font-size-asian="18pt" style:font-weight-asian="normal" style:font-size-complex="18pt" style:font-weight-complex="normal"/>
    </style:style>
    <style:style style:name="P8" style:family="paragraph" style:parent-style-name="Standard">
      <style:text-properties style:font-name="Calibri" fo:font-size="18pt" style:text-underline-style="none" fo:font-weight="normal" officeooo:rsid="006de52b" officeooo:paragraph-rsid="006de52b" style:font-size-asian="18pt" style:font-weight-asian="normal" style:font-size-complex="18pt" style:font-weight-complex="normal"/>
    </style:style>
    <style:style style:name="P9" style:family="paragraph" style:parent-style-name="Title">
      <style:text-properties fo:color="#3465a4" loext:opacity="100%" style:font-name="Calibri" style:text-underline-style="solid" style:text-underline-width="auto" style:text-underline-color="font-color" officeooo:rsid="00864983" officeooo:paragraph-rsid="0053b96d"/>
    </style:style>
    <style:style style:name="P10" style:family="paragraph" style:parent-style-name="Standard">
      <style:text-properties style:font-name="Calibri" fo:font-size="18pt" style:text-underline-style="none" fo:font-weight="normal" officeooo:rsid="006de52b" officeooo:paragraph-rsid="006a07b4" style:font-size-asian="18pt" style:font-weight-asian="normal" style:font-size-complex="18pt" style:font-weight-complex="normal"/>
    </style:style>
    <style:style style:name="T1" style:family="text">
      <style:text-properties fo:font-size="28pt" fo:font-weight="bold" officeooo:rsid="00576e4b" style:font-name-asian="Noto Sans CJK SC" style:font-size-asian="28pt" style:font-weight-asian="bold" style:font-name-complex="Lohit Devanagari" style:font-size-complex="2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668434"/>
    </style:style>
    <style:style style:name="T4" style:family="text">
      <style:text-properties officeooo:rsid="006d46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Le</text:span> cours</text:p>
      <text:p text:style-name="P1"/>
      <text:p text:style-name="P1">Activité <text:s/><text:sequence text:ref-name="refDrawing0" text:name="Drawing" text:formula="ooow:Drawing+1" style:num-format="1">1</text:sequence> :</text:p>
      <text:p text:style-name="P1"/>
      <text:p text:style-name="P5">La quantité de sel qu<text:span text:style-name="T3">e l</text:span>'on peut dissoudre <text:span text:style-name="T3">dans l'eau</text:span> est limitée, cette limite s'appelle <text:span text:style-name="T2">la solubilité du sel dans l'eau </text:span>et s'exprime en grammes par litre (ou g/L), au-delà de cette limite il reste du sel solide dans l'eau.</text:p>
      <text:p text:style-name="P5"/>
      <text:p text:style-name="P2">Activité <text:s/><text:sequence text:ref-name="refDrawing1" text:name="Drawing" text:formula="ooow:Drawing+1" style:num-format="1">2</text:sequence> :</text:p>
      <text:p text:style-name="P4"/>
      <text:p text:style-name="P6">Pour récupérer le sel, nous utilisons plusieurs méthodes dont les <text:span text:style-name="T2">marais salants </text:span>: l'eau de mer est conduite à travers un grand réseau de canaux jusqu'à des bassins de récoltes. <text:span text:style-name="T4">Il faut filtrer l'eau pour enlever les impuretés. </text:span>Le sel apparaît une fois l'eau évaporée.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3M30S</meta:editing-duration>
    <meta:editing-cycles>16</meta:editing-cycles>
    <meta:generator>LibreOffice/7.0.4.2$Linux_X86_64 LibreOffice_project/00$Build-2</meta:generator>
    <meta:creation-date>2021-03-22T11:32:10.256620424</meta:creation-date>
    <meta:initial-creator>J Cercy</meta:initial-creator>
    <dc:date>2021-06-01T08:29:13.557399255</dc:date>
    <dc:creator>J Cercy</dc:creator>
    <meta:document-statistic meta:table-count="0" meta:image-count="0" meta:object-count="0" meta:page-count="1" meta:paragraph-count="5" meta:word-count="93" meta:character-count="526" meta:non-whitespace-character-count="436"/>
  </office:meta>
</office:document-meta>
</file>